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achmentsOutInterceptor.writeMultipartMessage( Message message , OutputStream out , byte [ ]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ttachmentsOutInterceptor.getBoolean( Message message , String name , boolean d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ttachmentsOutInterceptor.handleMessage( final Message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ttachmentsOutInterceptor.write( in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